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ce style:name="FreeSerif" svg:font-family="FreeSerif" style:font-family-generic="roman"/>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list-style-name="L1">
      <style:paragraph-properties fo:margin-left="0.508cm" fo:margin-right="0cm" fo:text-indent="0cm" style:auto-text-indent="false"/>
    </style:style>
    <style:style style:name="P2" style:family="paragraph" style:parent-style-name="Normal" style:list-style-name="L2">
      <style:paragraph-properties fo:margin-left="0.508cm" fo:margin-right="0cm" fo:text-indent="0cm" style:auto-text-indent="false"/>
    </style:style>
    <style:style style:name="P3" style:family="paragraph" style:parent-style-name="Normal" style:list-style-name="L3">
      <style:paragraph-properties fo:margin-left="0.508cm" fo:margin-right="0cm" fo:text-indent="0cm" style:auto-text-indent="false"/>
    </style:style>
    <style:style style:name="P4" style:family="paragraph" style:parent-style-name="Normal" style:list-style-name="L4">
      <style:paragraph-properties fo:margin-left="0.508cm" fo:margin-right="0cm" fo:text-indent="0cm" style:auto-text-indent="false"/>
    </style:style>
    <style:style style:name="P5" style:family="paragraph" style:parent-style-name="Normal" style:list-style-name="L5">
      <style:paragraph-properties fo:margin-left="0.508cm" fo:margin-right="0cm" fo:text-indent="0cm" style:auto-text-indent="false"/>
    </style:style>
    <style:style style:name="P6" style:family="paragraph" style:parent-style-name="Normal" style:list-style-name="L6">
      <style:paragraph-properties fo:margin-left="0.508cm" fo:margin-right="0cm" fo:text-indent="0cm" style:auto-text-indent="false"/>
    </style:style>
    <style:style style:name="P7" style:family="paragraph" style:parent-style-name="Normal" style:list-style-name="L7">
      <style:paragraph-properties fo:margin-left="0.508cm" fo:margin-right="0cm" fo:text-indent="0cm" style:auto-text-indent="false"/>
    </style:style>
    <style:style style:name="P8" style:family="paragraph" style:parent-style-name="Normal" style:list-style-name="L8">
      <style:paragraph-properties fo:margin-left="0.508cm" fo:margin-right="0cm" fo:text-indent="0cm" style:auto-text-indent="false"/>
    </style:style>
    <style:style style:name="P9" style:family="paragraph" style:parent-style-name="Normal" style:list-style-name="L9">
      <style:paragraph-properties fo:margin-left="0.508cm" fo:margin-right="0cm" fo:text-indent="0cm" style:auto-text-indent="false"/>
    </style:style>
    <style:style style:name="P10" style:family="paragraph" style:parent-style-name="Normal" style:list-style-name="L10">
      <style:paragraph-properties fo:margin-left="0.508cm" fo:margin-right="0cm" fo:text-indent="0cm" style:auto-text-indent="false"/>
    </style:style>
    <style:style style:name="P11" style:family="paragraph" style:parent-style-name="Normal" style:list-style-name="L11">
      <style:paragraph-properties fo:margin-left="0.508cm" fo:margin-right="0cm" fo:text-indent="0cm" style:auto-text-indent="false"/>
    </style:style>
    <style:style style:name="P12" style:family="paragraph" style:parent-style-name="Normal" style:list-style-name="L12">
      <style:paragraph-properties fo:margin-left="0.508cm" fo:margin-right="0cm" fo:text-indent="0cm" style:auto-text-indent="false"/>
    </style:style>
    <style:style style:name="P13" style:family="paragraph" style:parent-style-name="Normal" style:list-style-name="L2">
      <style:paragraph-properties fo:margin-left="1.778cm" fo:margin-right="0cm" fo:text-indent="0cm" style:auto-text-indent="false"/>
    </style:style>
    <style:style style:name="P14" style:family="paragraph" style:parent-style-name="Normal" style:list-style-name="L4">
      <style:paragraph-properties fo:margin-left="1.778cm" fo:margin-right="0cm" fo:text-indent="0cm" style:auto-text-indent="false"/>
    </style:style>
    <style:style style:name="P15" style:family="paragraph" style:parent-style-name="Normal" style:list-style-name="L8">
      <style:paragraph-properties fo:margin-left="1.778cm" fo:margin-right="0cm" fo:text-indent="0cm" style:auto-text-indent="false"/>
    </style:style>
    <style:style style:name="T1" style:family="text">
      <style:text-properties fo:font-weight="bold"/>
    </style:style>
    <style:style style:name="T2" style:family="text">
      <style:text-properties fo:font-style="italic"/>
    </style:style>
    <text:list-style style:name="L1">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format="1">
        <style:list-level-properties text:min-label-width="0.762cm"/>
      </text:list-level-style-number>
      <text:list-level-style-bullet text:level="2" text:bullet-char="•">
        <style:list-level-properties text:min-label-width="0.762cm"/>
        <style:text-properties style:font-name="FreeSerif"/>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762cm"/>
        <style:text-properties style:font-name="FreeSerif"/>
      </text:list-level-style-bullet>
      <text:list-level-style-bullet text:level="2" text:bullet-char="•">
        <style:list-level-properties text:min-label-width="0.762cm"/>
        <style:text-properties style:font-name="FreeSerif"/>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762cm"/>
        <style:text-properties style:font-name="FreeSerif"/>
      </text:list-level-style-bullet>
      <text:list-level-style-bullet text:level="2" text:bullet-char="•">
        <style:list-level-properties text:min-label-width="0.762cm"/>
        <style:text-properties style:font-name="FreeSerif"/>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Normal"><text:span text:style-name="T1">1. Cuenta de correo electrónico¿Qué es?¿De qué partes se compone una dirección de correo?. ¿Qué tipo de caracteres puede incluir una dirección de correo electrónico?. ¿Cuál es su longitud máxima?</text:span><text:line-break/><text:line-break/><text:line-break/>Es un espacio para la recepción, envío y almacenamiento de mensajes de correo electrónico<text:line-break/><text:line-break/>Las partes de una direcccion de correo electronico:<text:line-break/>1.- Nombre con el cual se identifica el usuario al que se está haciendo referencia, en este caso es informática.<text:line-break/>2.-  Arroba (@), es el signo que separa el nombre del usuario de los datos del dominio a la cual pertenece la cuenta de correo.<text:line-break/>3.-Nombre del dominio a la cual pertenece el correo del usuario. <text:line-break/>4.-Indica el país en el cual se encuentra la empresa, o bien, el lugar donde radica la cuenta de correo.<text:line-break/>"nombredeusuario@dominio.país"<text:line-break/>(Kevin Quesada)<text:line-break/><text:line-break/>(Isra Martín)<text:line-break/>Pueden incluir los siguientes carácteres: <text:line-break/><text:line-break/> ! # $ % &amp; ' * + - . / 0 1 2 3 4 5 6 7 8 9 = ? @ ` ^ _ { | } ~ <text:line-break/>De la A a la Z (Tanto en mayúsculas como en minúsculas) del abecedario inglés.(Isra Martín)<text:line-break/><text:line-break/>(No se distingue entre mayúsculas y minúsculas al tener que mandar un correo, es decir que "hola@pedro.com" es lo mismo que "HolA@pedro.com".(Isra Martín)<text:line-break/><text:line-break/><text:span text:style-name="T1">El tamaño máximo es de 320 caracteres</text:span>, y esto es porque las direcciones de correo electrónico están compuestas de 3 partes, por ejemplo de la dirección <text:span text:style-name="T2">minombre@carlosleopoldo.com</text:span> las 3 partes son:<text:line-break/></text:p>
      <text:list xml:id="list1030008218027823709" text:style-name="L1">
        <text:list-item>
          <text:p text:style-name="P1">64 caracteres como máximo para la parte interna: <text:span text:style-name="T2">minombre</text:span>.</text:p>
        </text:list-item>
        <text:list-item>
          <text:p text:style-name="P1">1 caracter de la arroba <text:span text:style-name="T2">@</text:span>.</text:p>
        </text:list-item>
        <text:list-item>
          <text:p text:style-name="P1">255 caracteres como máximo del dominio, en este caso: <text:span text:style-name="T2">carlosleopoldo.com</text:span>.</text:p>
        </text:list-item>
      </text:list>
      <text:p text:style-name="Normal">(Isra Martín aunque Óscar lo puso primero)<text:line-break/><text:line-break/><text:line-break/><text:span text:style-name="T1">2. Alias de correo¿Qué son?¿Para qué se emplean?¿Qué tipo de alias podemos crear?</text:span><text:line-break/><text:line-break/>Un alias de correo es un seudónimo adicional que se le puede dar a una cuenta de correo. Los demás también pueden usar éste alias, a parte del nombre normal, para mandar mensajes. <text:line-break/><text:line-break/>Alias de correo electrónico es una dirección de correo electrónico alternativa que redirige el correo hacia una cuenta de usuario existente.<text:line-break/><text:line-break/>Por ejemplo, es posible que el usuario dani@filial.es también quiera recibir los correos <text:soft-page-break/>electrónicos dirigidos a daniel@filial.es. Si creas daniel@filial.es como un alias de correo electrónico de dani@filial.es tambien es posible cambiar el alias del dominio (@ejemplo.ejemplo), se enviará el correo de ambas direcciones a la misma carpeta Recibidos de Correo Electronico.<text:line-break/><text:line-break/>(Raúl Ojeda)<text:line-break/><text:line-break/>Un alias de correo es una dirección especial en tu dominio que redirige todos los mensajes que recibe a otra cuenta. <text:line-break/>¿Para qué se emplean? Si por ejemplo tengo dos cuentas de correo electrónico, si me envian un correo a mi alias y en el alias tengo vinculadas esas dos cuentas me llegue a las dos.<text:line-break/>(Carlos)<text:line-break/><text:line-break/><text:span text:style-name="T1">3. Elementos del servicio de correo electrónico. Los servicios de correo electrónico se basan en un modelo cliente-servidor y pueden utilizarse en cualquier red TCP/IP. En el proceso de envío y recepción del correo participan tres tipos de programas: MTA, MDA y MUA. Explicar que es cada uno y para qué sirve.</text:span><text:line-break/><text:line-break/>(Isra Martín)<text:line-break/></text:p>
      <text:list xml:id="list8043105322938759258" text:style-name="L2">
        <text:list-item>
          <text:p text:style-name="P2">El servicio de correo está compuesto por:</text:p>
        </text:list-item>
        <text:list-item>
          <text:p text:style-name="P2"><text:line-break/></text:p>
        </text:list-item>
        <text:list-item>
          <text:p text:style-name="P2">A vista del usuario - </text:p>
          <text:list>
            <text:list-item>
              <text:p text:style-name="P13">Dirección Electrónica </text:p>
            </text:list-item>
            <text:list-item>
              <text:p text:style-name="P13">Cuenta de Correo Electrónico</text:p>
            </text:list-item>
            <text:list-item>
              <text:p text:style-name="P13">Cliente de Correo Electrónico</text:p>
            </text:list-item>
          </text:list>
        </text:list-item>
        <text:list-item>
          <text:p text:style-name="P2">A vista del "Prestador del Servicio" -</text:p>
          <text:list>
            <text:list-item>
              <text:p text:style-name="P13">Servidor de Correo</text:p>
            </text:list-item>
            <text:list-item>
              <text:p text:style-name="P13">Servidor para acceder los mensajes de correo.</text:p>
            </text:list-item>
          </text:list>
        </text:list-item>
        <text:list-item>
          <text:p text:style-name="P2"><text:line-break/></text:p>
        </text:list-item>
        <text:list-item>
          <text:p text:style-name="P2">2. Explicar para que es cada uno y para qué sirve. (Los programas de correo electrónico).</text:p>
        </text:list-item>
        <text:list-item>
          <text:p text:style-name="P2"><text:line-break/></text:p>
        </text:list-item>
        <text:list-item>
          <text:p text:style-name="P2">Programa MTA: </text:p>
          <text:list>
            <text:list-item>
              <text:p text:style-name="P13">El MTA(Agente de Transporte de Correo) es el servidor de correo electrónico que enruta de servidor a servidor de correo. Es decir MTA manda su mensaje enrutando para llegar a otro MTA.</text:p>
            </text:list-item>
          </text:list>
        </text:list-item>
        <text:list-item>
          <text:p text:style-name="P2">Programa MDA:</text:p>
          <text:list>
            <text:list-item>
              <text:p text:style-name="P13">Son "casillas" de correo que almacena mensajes, hasta que el destinatario de un mensaje controla esa "casilla".</text:p>
            </text:list-item>
            <text:list-item>
              <text:p text:style-name="P13">Para evitar que los correos sean leidos por otros usuarios, está protegido por un nombre de usuario llamado registro y una contraseña.</text:p>
            </text:list-item>
          </text:list>
        </text:list-item>
        <text:list-item>
          <text:p text:style-name="P2">Programa MUA: Es el programa de software que permite la recuperación del correo.</text:p>
        </text:list-item>
      </text:list>
      <text:p text:style-name="Normal">(Isra Martín)<text:line-break/><text:soft-page-break/><text:line-break/>MUA: Agente de usuario de correo o cliente de correo electrónico. MUA permite enviar los mensajes y colocar los mensajes recibidos en el buzón del cliente; ambos procesos son diferentes.<text:line-break/><text:line-break/><text:line-break/><text:span text:style-name="T1">4. Inserta una imagen del esquema de funcionamiento del servicio de correo electrónico en el que aparezcan el cliente que envía un mensaje, el MTA, el MDA el MUA y el receptor del mensaje</text:span>.<text:line-break/><text:line-break/><text:a xlink:type="simple" xlink:href="http://static.commentcamarche.net/es.kioskea.net/pictures/courrier-electronique-images-schema-mua-mta-mda.png">http://static.commentcamarche.net/es.kioskea.net/pictures/courrier-electronique-images-schema-mua-mta-mda.png</text:a><text:line-break/><text:a xlink:type="simple" xlink:href="http://netpolaroid.files.wordpress.com/2010/03/esquema-servidordecorreo1.png">http://netpolaroid.files.wordpress.com/2010/03/esquema-servidordecorreo1.png</text:a><text:line-break/><text:a xlink:type="simple" xlink:href="http://1.bp.blogspot.com/-c9B9S75yJ6U/UDWRP_GaXrI/AAAAAAAAAF8/aWn-4US9F6M/s1600/Servidor+E-mail+-+MTA1.bmp">http://1.bp.blogspot.com/-c9B9S75yJ6U/UDWRP_GaXrI/AAAAAAAAAF8/aWn-4US9F6M/s1600/Servidor+E-mail+-+MTA1.bmp</text:a> (Isra Martín) <text:line-break/><text:line-break/><text:line-break/><text:line-break/><text:span text:style-name="T1">5. Explica el proceso que sigue un correo desde que es enviado hasta que llega a su destino:</text:span><text:line-break/><text:line-break/>Un servidor de correo realiza una serie de procesos que tienen la finalidad de transportar información entre los distintos usuarios. Usualmente el envío de un correo electrónico tiene como fin que un usuario (remitente) cree un correo electrónico y lo envíe a otro (destinatario). Esta acción toma típicamente 5 pasos:<text:line-break/></text:p>
      <text:list xml:id="list7431828399104819655" text:style-name="L3">
        <text:list-item>
          <text:p text:style-name="P3">El usuario inicial crea un "correo electrónico"; un archivo que cumple los estándares de un correo electrónico. Usará para ello una aplicación ad-hoc. Las aplicaciones más usadas, en indistinto orden son: Outlook Express (Microsoft), Oulook (Microsoft), Mozilla Thunderbird (Mozilla), Pegasus Mail (David Harris), IBM Lotus Notes (IBM), etc.</text:p>
        </text:list-item>
        <text:list-item>
          <text:p text:style-name="P3">El archivo creado es enviado a un almacén; administrado por el servidor de correo local al usuario remitente del correo; donde se genera una solicitud de envío.</text:p>
        </text:list-item>
        <text:list-item>
          <text:p text:style-name="P3">El servicio MTA local al usuario inicial recupera este archivo e inicia la negociación con el servidor del destinatario para el envío del mismo.</text:p>
        </text:list-item>
        <text:list-item>
          <text:p text:style-name="P3">El servidor del destinatario valida la operación y recibe el correo, depositándolo en el "buzón" correspondiente al usuario receptor del correo. El "buzón" no es otra cosa que un registro en una base de datos.</text:p>
        </text:list-item>
        <text:list-item>
          <text:p text:style-name="P3">Finalmente el software del cliente receptor del correo recupera este archivo o "correo" desde el servidor almacenando una copia en la base de datos del programa cliente de correo, ubicada en la computadora del cliente que recibe el correo.</text:p>
        </text:list-item>
      </text:list>
      <text:p text:style-name="Normal">(Kevin Quesada)<text:line-break/><text:line-break/>(Isra Martín)<text:line-break/>El mensaje se almacena en el servidor de correo del usuario<text:line-break/>Cuando el mensaje se almacena, el servidor solicita al servidor de correo del destinatario el nombre de los servidores a los que tiene que enviar el mensaje del usuario.<text:line-break/>El servidor de correo del destinatario responde al del usuario, que incluye una lista de los nombres de los servidores a los que pueden enviarse los mensajes dirigidos al destinatario.<text:line-break/><text:soft-page-break/>El servidor de correo de Miguel entonces envía el mensaje a uno de los servidores&gt; de masadelante vía protocolo SMTP.<text:line-break/>El mensaje llega al servidor del destinatario y se almacena.<text:line-break/><text:line-break/>- El destinatario puede leer el mensaje enviado por el usuario de tres formas distintas:<text:line-break/><text:line-break/></text:p>
      <text:list xml:id="list7109951535117818977" text:style-name="L4">
        <text:list-item>
          <text:p text:style-name="P4">Utilizando un cliente de email:</text:p>
          <text:list>
            <text:list-item>
              <text:p text:style-name="P14">1. Mediante el protocolo POP3, descargando el mensaje a su ordenador y lo lee.</text:p>
            </text:list-item>
            <text:list-item>
              <text:p text:style-name="P14">2. Mediante el protocolo IMAP, descargando el mensaje a su ordenador o lo lee en el servidor.</text:p>
            </text:list-item>
          </text:list>
        </text:list-item>
      </text:list>
      <text:list xml:id="list1735125134959326285" text:style-name="L5">
        <text:list-item>
          <text:p text:style-name="P5">3. Conectándonos a nuestro servidor vía webmail, lee el mensaje en el servidor.</text:p>
        </text:list-item>
      </text:list>
      <text:p text:style-name="Normal">(Isra Martín)<text:line-break/><text:line-break/><text:line-break/><text:span text:style-name="T1">6. Formato de los mensajes de correo electrónico. El protocolo SMTP fija que los mensajes de correo electrónico deben llevar una cabecera y un cuerpo. Qué campos debe llevar la cabecera y para qué sirve cada uno.</text:span><text:line-break/><text:line-break/><text:span text:style-name="T1">Formato de la cabecera:</text:span><text:line-break/><text:line-break/><text:line-break/>Normalmente, el usuario no tiene por qué preocuparse de la cabecera, que es responsabilidad de SMTP.<text:line-break/>El RFC 822 contiene un análisis completo de la cabecera. La sintaxis es BNF("Backus-Naur Form") extendida. El RFC<text:line-break/>822 contiene una descripción de BNF, y muchos RFCs relacionados usan el mismo formato. Además describe como<text:line-break/>convertir una cabecera a su <text:span text:style-name="T2">forma canónica</text:span>, uniendo las líneas de continuación, los espacios no significativos, los<text:line-break/>comentarios, etc. Es una sintaxis poderosa, pero relativamente difícil de analizar. Aquí se incluye una breve descripción.<text:line-break/><text:line-break/>Brevemente, la cabecera es una lista de líneas de la forma:<text:line-break/>ield-name: field-value<text:line-break/>Los campos comienzan en la columna 1: las líneas que comienzan con caracteres en blanco(SPACE o TAB) son líneas<text:line-break/>de continuación que se unen para crear una sola línea para cada campo en la forma canónica. Las cadenas entre<text:line-break/>comillas ASCII señalan que los caracteres especiales que limitan no son significativos sintácticamente. Muchos valores<text:line-break/><text:line-break/>importantes(como los de los campos "To" y "From") son buzones. Las formas más corrientes para estos son:<text:line-break/><text:line-break/></text:p>
      <text:list xml:id="list4936171836446479709" text:style-name="L6">
        <text:list-item>
          <text:p text:style-name="P6"> octopus@garden.under.the.sea</text:p>
        </text:list-item>
        <text:list-item>
          <text:p text:style-name="P6">The Octopus &lt;octopus@garden.under.the.sea&gt;</text:p>
        </text:list-item>
        <text:list-item>
          <text:p text:style-name="P6"><text:soft-page-break/> "The Octopus" &lt;octopus@garden.under.the.sea&gt;</text:p>
        </text:list-item>
        <text:list-item>
          <text:p text:style-name="P6"> La cadena "The Octopus" ha de ser leída por receptores humanos y es el nombre del propietario del buzón.</text:p>
        </text:list-item>
        <text:list-item>
          <text:p text:style-name="P6"> "octopus@garden.under.the.sea" es la dirección para la máquina del buzón(el &gt; y el &lt; delimitan la dirección pero no forman parte de ella). Se ve que esta forma de direccionamiento está relacionada con DNS. De hecho, el cliente SMTP utiliza el DNS para determinar la dirección de destino del buzón.</text:p>
        </text:list-item>
      </text:list>
      <text:p text:style-name="Normal">(Kevin Quesada)<text:line-break/><text:line-break/>El mensaje está compuesto por dos partes:<text:line-break/></text:p>
      <text:list xml:id="list7879424404713710469" text:style-name="L7">
        <text:list-item>
          <text:p text:style-name="P7">Cabecera: las tres primeras líneas del mensaje son la cabecera. En ellas se usan unas palabras clave para definir los campos del mensaje. Estos campos ayudan a los clientes de correo a organizarlos y mostrarlos. Los más típicos son subject (asunto), from (emisor) y to (receptor). Éstos dos últimos campos no hay que confundirlos con las órdenes MAIL FROM y RCPT TO, que pertenecen al protocolo, pero no al formato del mensaje.</text:p>
        </text:list-item>
        <text:list-item>
          <text:p text:style-name="P7">Cuerpo del mensaje: es el mensaje propiamente dicho. En el SMTP básico está compuesto únicamente por texto, y finalizado con una línea en la que el único carácter es un punto. (Óscar)</text:p>
        </text:list-item>
      </text:list>
      <text:p text:style-name="Normal"><text:span text:style-name="T1">7. Protocolos y servicios de descarga de correo electrónico. Existen diversos servicios de recepción del correo electrónico. Los más utilizados son POP e IMAP. Qué puertos utilizan en su versión normal y en su versión segura. En qué se diferencian POP e IMAP.</text:span><text:line-break/><text:line-break/>Los puertos que utiliza POP son el 110 por defecto y el 995 con soporte SSL.<text:line-break/>Los puertos que utiliza IMAP son el 143 por defecto y el 993 con soporte SSL.<text:line-break/><text:line-break/>La principal diferencia que encontramos respecto al POP frente al  es que tanto los mensajes como las carpetas se guardan en el Host. Esto, que puede parecer un inconveniente, es muy útil para conectarse desde ordenadores compartidos, ya que los mensajes no pueden ser leídos por terceras personas, al no quedarse en el PC.<text:line-break/><text:line-break/>Además, si no tenemos la posibilidad de conectarnos siempre del mismo ordenador, conseguimos siempre acceder a la totalidad de nuestros mensajes. Hay que tener la precaución de ir borrándolos de vez en cuando para no sobrepasar el límite de capacidad de nuestro buzón.<text:line-break/>Fuente: <text:a xlink:type="simple" xlink:href="http://www.upm.es/institucional/Investigadores/Servicios_Red/email/Ayuda/Configuracionclientes/Datos+de+configuración">http://www.upm.es/institucional/Investigadores/Servicios_Red/email/Ayuda/Configuracionclientes/Datos+de+configuraci%C3%B3n</text:a><text:line-break/>(Kevin Quesada)<text:line-break/><text:line-break/><text:line-break/><text:line-break/>El POP (Post Office Protocol) El servidor POP3 (que contiene los e-mails) escucha el puerto 110 esperando conexiones. Se encripta la comunicación (usando el comando STLS o POP3s), que conectan al servidor usando TLS o SSL a través del puerto 995.<text:line-break/><text:line-break/>Internet Message Access Protocol, o su acrónimo IMAP, es un protocolo de aplicación de <text:soft-page-break/>acceso a mensajes electrónicos almacenados en un servidor. Mediante IMAP se puede tener acceso al correo electrónico desde cualquier equipo que tenga una conexión a Internet. IMAP utiliza los puertos:<text:line-break/>143/TCP<text:line-break/>220/TCP (IMAP3)<text:line-break/>993/TCP (IMAPS)<text:line-break/><text:line-break/>La ventaja principal que tiene este protocolo es que carpetas, mensajes, etc. se guardan en nuestro ordenador, con lo que nos permite leer el correo recibido sin estar conectado a la red.<text:line-break/><text:line-break/>La principal diferencia que encontramos respecto al anterior protocolo es que tanto los mensajes como las carpetas se guardan en el Host. Esto, que puede parecer un inconveniente, es muy útil para conectarse desde ordenadores compartidos, ya que los mensajes no pueden ser leídos por terceras personas, al no quedarse en el PC. by : D@n<text:line-break/><text:line-break/><text:line-break/><text:line-break/><text:span text:style-name="T1">8. Protocolos y servicios de envío de correo electrónico. Existen distintos tipos de servicios de correo electrónico. Los más utilizados son los basados en SMTP. ¿Cuáles son sus características principales (puerto, codificación de los mensajes, versión segura)?</text:span><text:line-break/><text:line-break/><text:line-break/>Simple Mail Transfer Protocol (SMTP), o protocolo simple de transferencia de correo electrónico. Protocolo de red basado en texto utilizado para el intercambio de mensajes de correo eletróno entre hosts.<text:line-break/><text:line-break/>Utiliza el puerto 25 .<text:line-break/><text:line-break/>El mensaje está compuesto por dos partes:<text:line-break/><text:line-break/></text:p>
      <text:list xml:id="list7103311595103217036" text:style-name="L8">
        <text:list-item>
          <text:p text:style-name="P8">Cabecera: En ellas se usan unas palabras clave para definir los campos del mensaje. Éstos campos ayudan a los clientes de correo a organizarlos y mostrarlos. Los más típicos son:</text:p>
          <text:list>
            <text:list-item>
              <text:p text:style-name="P15"> subject (asunto), </text:p>
            </text:list-item>
            <text:list-item>
              <text:p text:style-name="P15">from (emisor) y </text:p>
            </text:list-item>
            <text:list-item>
              <text:p text:style-name="P15">to (receptor).</text:p>
            </text:list-item>
          </text:list>
        </text:list-item>
        <text:list-item>
          <text:p text:style-name="P8">Cuerpo del mensaje: es el mensaje propiamente dicho. En el SMTP básico está compuesto únicamente por texto, y finalizado con una línea en la que el único carácter es un punto.</text:p>
        </text:list-item>
      </text:list>
      <text:p text:style-name="Normal">Una de las limitaciones del SMTP original es que no facilita métodos de autenticación a los emisores, así que se definió la extensión SMTP-AUTH.<text:line-break/> La variante SMPTS, permite que la comunicación entre los clientes y el servidor se realize de manera segura, protegiendo los datos mediante encriptación. Adicionalmente, permite mecanismos de prevención frente a ataques de SPAM, requiriendo de la autenticación del cliente para el envio de correos.   by: D@n<text:line-break/><text:line-break/><text:soft-page-break/><text:line-break/><text:span text:style-name="T1">9. Tipos MIME. ¿Que son?¿Para que sirven?¿Por qué se crearon?</text:span><text:line-break/><text:line-break/><text:span text:style-name="T1">M</text:span>ultipurpose <text:span text:style-name="T1">I</text:span>nternet <text:span text:style-name="T1">M</text:span>ail <text:span text:style-name="T1">E</text:span>xtensions o MIME (en español "extensiones multipropósito de correo de internet") son una serie de convenciones o especificaciones dirigidas al intercambio a través de Internet de todo tipo de archivos (texto, audio, vídeo, etc.) de forma transparente para el usuario. Una parte importante del MIME está dedicada a mejorar las posibilidades de transferencia de texto en distintos idiomas y alfabetos. En sentido general las extensiones de MIME van encaminadas a soportar:<text:line-break/><text:line-break/></text:p>
      <text:list xml:id="list3133423609701935385" text:style-name="L9">
        <text:list-item>
          <text:p text:style-name="P9">Texto en conjuntos de caracteres distintos de US-ASCII;</text:p>
        </text:list-item>
      </text:list>
      <text:list xml:id="list7475397214177441283" text:style-name="L10">
        <text:list-item>
          <text:p text:style-name="P10">Adjuntos que no son de tipo texto;</text:p>
        </text:list-item>
      </text:list>
      <text:list xml:id="list3829516416771777718" text:style-name="L11">
        <text:list-item>
          <text:p text:style-name="P11">Cuerpos de mensajes con múltiples partes (multi-part);</text:p>
        </text:list-item>
      </text:list>
      <text:list xml:id="list6153025942043105412" text:style-name="L12">
        <text:list-item>
          <text:p text:style-name="P12">Información de encabezados con conjuntos de caracteres distintos de ASCII.   by: D@n</text:p>
        </text:list-item>
      </text:list>
      <text:p text:style-name="Normal">Serie de especificaciones dirigidas al intercambio transparente de todo tipo de archivos a través de Internet.<text:line-break/><text:line-break/>Permite mejorar la posibilidad de transferencia de texto entre distintos  idiomas y alfabetos en el envío de emails, y también sirve para el  envío de archivos a través del protocolo HTTP.<text:line-break/><text:line-break/>MIME: especifica un mecanismo para codificar texto y datos binarios en ASCII* de 7 bits<text:line-break/><text:line-break/>ASCII: (O <text:span text:style-name="T2">Código Estándar Estadounidense para el Intercambio de Información) </text:span>El código ASCII utiliza 7 bits para representar los caracteres, aunque inicialmente empleaba un bit adicional (bit de paridad) que se usaba para detectar errores en la transmisión.<text:line-break/>(Raúl Ojeda)<text:line-break/><text:line-break/><text:span text:style-name="T1">10. Correo seguro</text:span><text:line-break/><text:line-break/>Por medio de técnicas criptográficas, el contenido del mensaje pude ser enviado cifrado, permitiendo así que sólo el destinatario legítimo del correo sea capaz de leerlo. Con este mecanismo se garantiza la <text:span text:style-name="T1">confidencialidad</text:span> del correo. <text:line-break/><text:line-break/>Los modernos sistemas de seguridad del correo, como PGP y otros, no  se limitan a cifrar el contenido de los mensajes intercambiados, sino que también añaden otros servicios, como la <text:span text:style-name="T1">integridad</text:span>, que garantiza que el contenido del mensaje no ha sido alterado por el camino; la autenticación, que asegura la identidad del remitente del correo, de manera que podemos estar seguros de que fue escrito por quien lo envió y no ha sido falsificado; y el <text:span text:style-name="T1">no repudio</text:span>, que nos protege frente a que posteriormente el que envió el correo (o lo recibió de nosotros) alegue  no haberlo enviado (o recibido si era el destinatario). Estos últimos servicios se prestan mediante las <text:span text:style-name="T1">firmas  digitales</text:span>.<text:line-break/><text:line-break/><text:line-break/><text:line-break/></text:p>
      <text:p text:style-name="Normal"/>
      <text:p text:style-name="Normal"><text:soft-page-break/></text:p>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ce style:name="FreeSerif" svg:font-family="FreeSerif" style:font-family-generic="roman"/>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 style:family="paragraph">
      <style:paragraph-properties fo:margin-left="0cm" fo:margin-right="0cm" fo:margin-top="0cm" fo:margin-bottom="0cm" style:contextual-spacing="false" fo:line-height="100%" fo:text-align="start" style:justify-single-word="false" fo:widows="2" fo:text-indent="0cm" style:auto-text-indent="false" fo:background-color="transparent">
        <style:background-image/>
      </style:paragraph-properties>
      <style:text-properties fo:color="#000000" style:font-name="Liberation Serif" fo:font-family="'Liberation Serif'" fo:font-size="12pt" fo:font-weight="normal" fo:background-color="transparen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799cm" fo:margin-bottom="2.799cm" fo:margin-left="2.799cm" fo:margin-right="2.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Linux_x86 LibreOffice_project/410m0$Build-2</meta:generator>
    <meta:document-statistic meta:table-count="0" meta:image-count="0" meta:object-count="0" meta:page-count="8" meta:paragraph-count="55" meta:word-count="2515" meta:character-count="15725" meta:non-whitespace-character-count="13200"/>
  </office:meta>
</office:document-meta>
</file>